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Ubuntu" fo:font-size="14pt" style:font-size-asian="14pt" style:font-size-complex="14pt"/>
    </style:style>
    <style:style style:name="P3" style:family="paragraph" style:parent-style-name="Heading_20_1">
      <style:paragraph-properties fo:line-height="150%" fo:text-align="center" style:justify-single-word="false"/>
      <style:text-properties style:font-name="Ubunt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Touch</text:h>
      <text:p text:style-name="P2"><text:a xlink:type="simple" xlink:href="https://developer.mozilla.org/en-US/docs/Web/API/Touch_events" text:style-name="Internet_20_link" text:visited-style-name="Visited_20_Internet_20_Link">https://developer.mozilla.org/en-US/docs/Web/API/Touch_events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8T09:07:07.498217118</meta:creation-date>
    <dc:date>2023-07-08T10:11:32.791293064</dc:date>
    <meta:editing-duration>PT1H4M6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2" meta:word-count="2" meta:character-count="66" meta:non-whitespace-character-count="66"/>
  </office:meta>
</office:document-meta>
</file>